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RepeatIn(objects, 'packing')</text:text-input><text:text-input text:description="">setLang(packing.delivery_address.party.lang and packing.delivery_address.party.lang.code or 'en_US')</text:text-input></text:p>
      <text:p text:style-name="P5"><text:text-input text:description="">packing.delivery_address.party.type and packing.delivery_address.party.type.name or '' + packing.delivery_address.party.name</text:text-input></text:p>
      <text:p text:style-name="P5"><text:text-input text:description="">packing.delivery_address.name or ''</text:text-input></text:p>
      <text:p text:style-name="P5"><text:text-input text:description="">packing.delivery_address.street or ''</text:text-input></text:p>
      <text:p text:style-name="P5"><text:text-input text:description="">packing.delivery_address.streetbis or removeParentNode()</text:text-input></text:p>
      <text:p text:style-name="P5"><text:text-input text:description="">(packing.delivery_address.zip or '') +" "+ (packing.delivery_address.city or '')</text:text-input></text:p>
      <text:p text:style-name="P5"><text:text-input text:description="">packing.delivery_address.state and packing.delivery_address.state.name or ''</text:text-input></text:p>
      <text:p text:style-name="P5"><text:text-input text:description="">packing.delivery_address.country and packing.delivery_address.country.name or ''</text:text-input></text:p>
      <text:p text:style-name="P5"><text:text-input text:description="">packing.delivery_address.streetbis and removeParentNode()</text:text-input></text:p>
      <text:p text:style-name="P7"><text:span text:style-name="T3">Packing</text:span><text:span text:style-name="T1"> List</text:span></text:p>
      <text:p text:style-name="Standard"><text:span text:style-name="T1">Packing Number:</text:span> <text:span text:style-name="T2"><text:text-input text:description="">packing.code</text:text-input></text:span></text:p>
      <text:p text:style-name="Standard"><text:span text:style-name="T1">Customer Code:</text:span><text:span text:style-name="T2"> </text:span><text:span text:style-name="T2"><text:text-input text:description="">packing.customer.code</text:text-input></text:span></text:p>
      <text:p text:style-name="Standard"><text:span text:style-name="T1">Reference:</text:span><text:span text:style-name="T2"> </text:span><text:span text:style-name="T2"><text:text-input text:description="">packing.reference or removeParentNode()</text:text-input></text:span></text:p>
      <text:p text:style-name="Standard"><text:span text:style-name="T1">Sent date: </text:span><text:span text:style-name="T2"><text:text-input text:description="">formatLang(packing.effective_date and packing.effective_date.strftime("%Y-%m-%d") or datetime.datetime.today().strftime("%Y-%m-%d"), date=True)</text:text-input></text:span><text:span text:style-name="T2"><text:text-input text:description="">product_names(packing.outgoing_moves, packing.delivery_address.party.lang and packing.delivery_address.party.lang.code or 'en_US')</text:text-input></text:span>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office:value-type="string">
            <text:p text:style-name="P3"><text:text-input text:description="">RepeatIn(packing.outgoing_moves, 'move')</text:text-input><text:text-input text:description="">product_id2name[move.product.id]</text:text-input></text:p>
          </table:table-cell>
          <table:table-cell table:style-name="Table1.B2" office:value-type="string">
            <text:p text:style-name="P4"><text:text-input text:description="">formatLang(move.quantity)</text:text-input> <text:text-input text:description="">move.uom.name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5-14T01:26:21</meta:creation-date>
    <dc:date>2008-05-22T17:22:17</dc:date>
    <meta:editing-cycles>89</meta:editing-cycles>
    <meta:editing-duration>P1DT6H4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1" meta:character-count="100"/>
  </office:meta>
</office:document-meta>
</file>